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17f" officeooo:paragraph-rsid="000f317f"/>
    </style:style>
    <style:style style:name="P2" style:family="paragraph" style:parent-style-name="Standard">
      <style:text-properties officeooo:rsid="00114c9f" officeooo:paragraph-rsid="0014de7c"/>
    </style:style>
    <style:style style:name="P3" style:family="paragraph" style:parent-style-name="Standard">
      <style:text-properties officeooo:rsid="00114c9f" officeooo:paragraph-rsid="0019051a"/>
    </style:style>
    <style:style style:name="P4" style:family="paragraph" style:parent-style-name="Standard">
      <style:text-properties officeooo:rsid="0015fd3b" officeooo:paragraph-rsid="0015fd3b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size="16pt" style:font-size-asian="16pt" style:font-size-complex="16pt"/>
    </style:style>
    <style:style style:name="P7" style:family="paragraph" style:parent-style-name="Standard">
      <style:text-properties style:text-line-through-style="none" style:text-line-through-type="none" officeooo:rsid="001335af" officeooo:paragraph-rsid="0014de7c"/>
    </style:style>
    <style:style style:name="P8" style:family="paragraph" style:parent-style-name="Standard">
      <style:text-properties style:text-line-through-style="none" style:text-line-through-type="none" officeooo:rsid="00145f1c" officeooo:paragraph-rsid="0014de7c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335af"/>
    </style:style>
    <style:style style:name="T3" style:family="text">
      <style:text-properties style:text-line-through-style="none" style:text-line-through-type="none" officeooo:rsid="00145f1c"/>
    </style:style>
    <style:style style:name="T4" style:family="text">
      <style:text-properties style:text-line-through-style="none" style:text-line-through-type="none" officeooo:rsid="0019051a"/>
    </style:style>
    <style:style style:name="T5" style:family="text">
      <style:text-properties style:text-line-through-style="none" style:text-line-through-type="none" officeooo:rsid="001a7fd5"/>
    </style:style>
    <style:style style:name="T6" style:family="text">
      <style:text-properties officeooo:rsid="00172b7c"/>
    </style:style>
    <style:style style:name="T7" style:family="text">
      <style:text-properties officeooo:rsid="001b56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3500730" text:style-name="L1">
        <text:list-header>
          <text:p text:style-name="P6">Next Generation Sequence(NGS) -Data Analysis in 4 minutes</text:p>
          <text:p text:style-name="P5"/>
        </text:list-header>
      </text:list>
      <text:p text:style-name="Standard">Sequence Read Archive</text:p>
      <text:p text:style-name="Standard"><text:a xlink:type="simple" xlink:href="https://trace.ncbi.nlm.nih.gov/Traces/sra/sra.cgi?view=run_browser" text:style-name="Internet_20_link" text:visited-style-name="Visited_20_Internet_20_Link">https://trace.ncbi.nlm.nih.gov/Traces/sra/sra.cgi?view=run_browser</text:a> </text:p>
      <text:p text:style-name="P1"/>
      <text:p text:style-name="P4">Download SRA-toolkit</text:p>
      <text:p text:style-name="P4">-&gt; open Terminal</text:p>
      <text:p text:style-name="P4">-&gt; wget -P ~/Biosofts/ <text:a xlink:type="simple" xlink:href="https://ftp-trace.ncbi.nlm.nih.gov/sra/sdk/2.10.2/sratoolkit.2.10.2-ubuntu64.tar.gz" text:style-name="Internet_20_link" text:visited-style-name="Visited_20_Internet_20_Link">https://ftp-trace.ncbi.nlm.nih.gov/sra/sdk/2.10.2/sratoolkit.2.10.2-ubuntu64.tar.gz</text:a> </text:p>
      <text:p text:style-name="P4">-&gt; tar zvxf sratoolkit.2.10.2-ubuntu64.tar.gz</text:p>
      <text:p text:style-name="P4">-&gt; echo 'export PATH=/home/xiaoni/Biosofts/sratoolkit.2.10.2-ubuntu64/bin:$PATH' &gt;&gt; ~/.bashrc</text:p>
      <text:p text:style-name="P4">-<text:span text:style-name="T6">&gt;</text:span> source ~/.bashrc</text:p>
      <text:p text:style-name="P4"/>
      <text:p text:style-name="P2"/>
      <text:p text:style-name="P2"/>
      <text:p text:style-name="P2">Browse </text:p>
      <text:p text:style-name="P2">-&gt; Run Brower </text:p>
      <text:p text:style-name="P2">-&gt;enter Accession number: SRR2075947</text:p>
      <text:p text:style-name="P2"/>
      <text:p text:style-name="P2">open Terminal <text:s/></text:p>
      <text:p text:style-name="P3">-&gt;<text:span text:style-name="T1"> prefetch SRR2075947 </text:span><text:span text:style-name="T4">(To </text:span><text:span text:style-name="T1">Download Data</text:span><text:span text:style-name="T4">)</text:span><text:span text:style-name="T1"> </text:span></text:p>
      <text:p text:style-name="Text_20_body"><text:span text:style-name="T1">-</text:span><text:span text:style-name="T2">&gt;</text:span><text:span text:style-name="T1"> head</text:span><text:span text:style-name="T2"> SRR2075947.sra </text:span><text:span text:style-name="T5">(To cat SRR2075947.src)</text:span><text:span text:style-name="T2"> </text:span></text:p>
      <text:p text:style-name="P7">-&gt; fastq-dump SRR2075947.sra </text:p>
      <text:p text:style-name="P7">-&gt; head SRR2075947.fastq </text:p>
      <text:p text:style-name="P7">-&gt; download and install FastQC -&gt; ./fastqc </text:p>
      <text:p text:style-name="P7">-<text:span text:style-name="T7">&gt;</text:span> <text:span text:style-name="T7">download and install Java <text:s/>-&gt; sudo apt install default-jre</text:span></text:p>
      <text:p text:style-name="P7">-&gt; file <text:s/>-&gt; <text:s/>open -&gt; <text:s/>SRR2075947.fastq </text:p>
      <text:p text:style-name="P2"><text:span text:style-name="T2">-</text:span><text:span text:style-name="T3">&gt;</text:span><text:span text:style-name="T2"> </text:span><text:span text:style-name="T3">Align with Fefrance Genome -&gt; <text:s/>download and install mixcr </text:span></text:p>
      <text:p text:style-name="P8">-&gt; mixcr align -s hsa SRR2079547.fastq SRR2079547.vdjc <text:s/></text:p>
      <text:p text:style-name="P8">-&gt; mixcr assemble SRR2079547.vdjca SRR2079547.clns </text:p>
      <text:p text:style-name="P8">-&gt; head SRR2079547.clns </text:p>
      <text:p text:style-name="P8">-&gt; mixcr exportClones SRR2079547.clns SRR2079547.txt </text:p>
      <text:p text:style-name="P8">-&gt; head SRR2079547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1:40:03.582954420</meta:creation-date>
    <dc:date>2020-01-31T14:22:05.734974278</dc:date>
    <meta:editing-duration>PT2H35M52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19" meta:character-count="1070" meta:non-whitespace-character-count="954"/>
  </office:meta>
</office:document-meta>
</file>